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3E80000029A2546B83A13303C49.png" manifest:media-type="image/png"/>
  <manifest:file-entry manifest:full-path="Pictures/10000000000001F40000019041A0B4B98FDFE6E4.png" manifest:media-type="image/png"/>
  <manifest:file-entry manifest:full-path="Pictures/10000200000001510000029135B34D330F50495A.png" manifest:media-type="image/png"/>
  <manifest:file-entry manifest:full-path="Pictures/10000200000003200000028A18E2282AC7016F39.png" manifest:media-type="image/png"/>
  <manifest:file-entry manifest:full-path="Pictures/10000200000001C200000295F30B92EDE096C5EC.png" manifest:media-type="image/png"/>
  <manifest:file-entry manifest:full-path="Pictures/100002000000032000000320727AA3482A8EB6FE.gif" manifest:media-type="image/gif"/>
  <manifest:file-entry manifest:full-path="Pictures/10000200000002CC0000019B4EB55554464A98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color="#729fcf" draw:fill-gradient-name="gradient"/>
    </style:style>
    <style:style style:name="gr1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925cm" svg:height="13.159cm" svg:x="17.448cm" svg:y="2.089cm">
          <draw:image xlink:href="Pictures/10000200000002CC0000019B4EB55554464A9838.png" xlink:type="simple" xlink:show="embed" xlink:actuate="onLoad" loext:mime-type="image/png">
            <text:p/>
          </draw:image>
        </draw:frame>
        <draw:frame draw:style-name="gr2" draw:text-style-name="P1" draw:layer="layout" svg:width="6.743cm" svg:height="9.323cm" draw:transform="skewX (0.000174532925199465) rotate (0.178198116628621) translate (30.061cm 16.869cm)">
          <draw:image xlink:href="Pictures/10000200000001C200000295F30B92EDE096C5EC.png" xlink:type="simple" xlink:show="embed" xlink:actuate="onLoad" loext:mime-type="image/png">
            <text:p/>
          </draw:image>
        </draw:frame>
        <draw:frame draw:style-name="gr2" draw:text-style-name="P1" draw:layer="layout" svg:width="3.874cm" svg:height="7.554cm" draw:transform="rotate (-0.145560459616326) translate (22.121cm 17.156cm)">
          <draw:image xlink:href="Pictures/10000200000001510000029135B34D330F50495A.png" xlink:type="simple" xlink:show="embed" xlink:actuate="onLoad" loext:mime-type="image/png">
            <text:p/>
          </draw:image>
        </draw:frame>
        <draw:frame draw:style-name="gr2" draw:text-style-name="P1" draw:layer="layout" svg:width="2.941cm" svg:height="2.353cm" svg:x="4.409cm" svg:y="15.859cm">
          <draw:image xlink:href="Pictures/10000000000001F40000019041A0B4B98FDFE6E4.png" xlink:type="simple" xlink:show="embed" xlink:actuate="onLoad" loext:mime-type="image/png">
            <text:p/>
          </draw:image>
        </draw:frame>
        <draw:frame draw:style-name="gr2" draw:text-style-name="P1" draw:layer="layout" svg:width="12.473cm" svg:height="7.546cm" svg:x="1.735cm" svg:y="7.731cm">
          <draw:image xlink:href="Pictures/10000200000003E80000029A2546B83A13303C49.png" xlink:type="simple" xlink:show="embed" xlink:actuate="onLoad" loext:mime-type="image/png">
            <text:p/>
          </draw:image>
        </draw:frame>
        <draw:frame draw:style-name="gr2" draw:text-style-name="P1" draw:layer="layout" svg:width="3.302cm" svg:height="3.302cm" svg:x="8.62cm" svg:y="15.224cm">
          <draw:image xlink:href="Pictures/100002000000032000000320727AA3482A8EB6FE.gif" xlink:type="simple" xlink:show="embed" xlink:actuate="onLoad" loext:mime-type="image/gif">
            <text:p/>
          </draw:image>
        </draw:frame>
        <draw:frame draw:style-name="gr2" draw:text-style-name="P1" draw:layer="layout" svg:width="13.716cm" svg:height="17.197cm" svg:x="2.905cm" svg:y="14.081cm">
          <draw:image xlink:href="Pictures/10000200000003200000028A18E2282AC7016F3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b4c7dc" draw:end-color="#ffff6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8:51:25.110433648</meta:creation-date>
    <dc:date>2021-07-20T19:21:51.602732775</dc:date>
    <meta:editing-duration>PT20M14S</meta:editing-duration>
    <meta:editing-cycles>4</meta:editing-cycles>
    <meta:generator>LibreOffice/6.4.7.2$Linux_X86_64 LibreOffice_project/40$Build-2</meta:generator>
    <meta:document-statistic meta:object-count="7"/>
  </office:meta>
</office:document-meta>
</file>